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1263e" officeooo:paragraph-rsid="0016c12d"/>
    </style:style>
    <style:style style:name="P2" style:family="paragraph" style:parent-style-name="Standard">
      <style:text-properties fo:language="de" fo:country="DE" officeooo:rsid="0002aa98" officeooo:paragraph-rsid="0016c12d"/>
    </style:style>
    <style:style style:name="P3" style:family="paragraph" style:parent-style-name="Standard">
      <style:text-properties fo:language="de" fo:country="DE" officeooo:rsid="0002aa98" officeooo:paragraph-rsid="004889f7"/>
    </style:style>
    <style:style style:name="P4" style:family="paragraph" style:parent-style-name="Standard">
      <style:text-properties fo:language="de" fo:country="DE" officeooo:rsid="0013fab2" officeooo:paragraph-rsid="0016c12d"/>
    </style:style>
    <style:style style:name="P5" style:family="paragraph" style:parent-style-name="Standard">
      <style:text-properties fo:language="de" fo:country="DE" officeooo:rsid="00031278" officeooo:paragraph-rsid="004889f7"/>
    </style:style>
    <style:style style:name="P6" style:family="paragraph" style:parent-style-name="Standard">
      <style:text-properties fo:language="de" fo:country="DE" officeooo:rsid="00076560" officeooo:paragraph-rsid="004889f7"/>
    </style:style>
    <style:style style:name="P7" style:family="paragraph" style:parent-style-name="Standard">
      <style:text-properties fo:language="de" fo:country="DE" officeooo:rsid="000850e8" officeooo:paragraph-rsid="0016c12d"/>
    </style:style>
    <style:style style:name="P8" style:family="paragraph" style:parent-style-name="Standard">
      <style:text-properties fo:language="de" fo:country="DE" officeooo:rsid="0005ed20" officeooo:paragraph-rsid="0016c12d"/>
    </style:style>
    <style:style style:name="P9" style:family="paragraph" style:parent-style-name="Standard">
      <style:text-properties fo:language="de" fo:country="DE" officeooo:rsid="000f5f06" officeooo:paragraph-rsid="0016c12d"/>
    </style:style>
    <style:style style:name="P10" style:family="paragraph" style:parent-style-name="Standard">
      <style:text-properties fo:language="de" fo:country="DE" officeooo:rsid="00124133" officeooo:paragraph-rsid="0016c12d"/>
    </style:style>
    <style:style style:name="P11" style:family="paragraph" style:parent-style-name="Standard">
      <style:text-properties fo:language="de" fo:country="DE" officeooo:rsid="00112fb6" officeooo:paragraph-rsid="0016c12d"/>
    </style:style>
    <style:style style:name="P12" style:family="paragraph" style:parent-style-name="Standard">
      <style:text-properties fo:language="de" fo:country="DE" fo:font-weight="bold" officeooo:rsid="002b5bdc" officeooo:paragraph-rsid="002b5bdc" style:font-weight-asian="bold" style:font-weight-complex="bold"/>
    </style:style>
    <style:style style:name="P13" style:family="paragraph" style:parent-style-name="Standard">
      <style:text-properties fo:language="de" fo:country="DE" officeooo:rsid="0049c738" officeooo:paragraph-rsid="0049c738"/>
    </style:style>
    <style:style style:name="P14" style:family="paragraph" style:parent-style-name="Standard">
      <style:text-properties fo:language="de" fo:country="DE" officeooo:rsid="0009a772" officeooo:paragraph-rsid="0016c12d"/>
    </style:style>
    <style:style style:name="P15" style:family="paragraph" style:parent-style-name="Standard">
      <style:text-properties fo:language="de" fo:country="DE" fo:font-style="italic" officeooo:rsid="0013fab2" officeooo:paragraph-rsid="003ca453" style:font-style-asian="italic" style:font-style-complex="italic"/>
    </style:style>
    <style:style style:name="P16" style:family="paragraph" style:parent-style-name="Text_20_body">
      <style:text-properties fo:language="de" fo:country="DE" officeooo:rsid="00183f41" officeooo:paragraph-rsid="00183f41"/>
    </style:style>
    <style:style style:name="P17" style:family="paragraph" style:parent-style-name="Title">
      <style:text-properties fo:language="de" fo:country="DE" officeooo:paragraph-rsid="0016c12d"/>
    </style:style>
    <style:style style:name="P18" style:family="paragraph" style:parent-style-name="Standard" style:list-style-name="L1">
      <style:text-properties fo:language="de" fo:country="DE" officeooo:rsid="000aa563" officeooo:paragraph-rsid="0016c12d"/>
    </style:style>
    <style:style style:name="P19" style:family="paragraph" style:parent-style-name="Standard" style:list-style-name="L1">
      <style:text-properties fo:language="de" fo:country="DE" officeooo:rsid="0002aa98" officeooo:paragraph-rsid="0016c12d"/>
    </style:style>
    <style:style style:name="P20" style:family="paragraph" style:parent-style-name="Standard" style:list-style-name="L1">
      <style:text-properties fo:language="de" fo:country="DE" officeooo:rsid="000b7d25" officeooo:paragraph-rsid="0016c12d"/>
    </style:style>
    <style:style style:name="P21" style:family="paragraph" style:parent-style-name="Standard" style:list-style-name="L3">
      <style:text-properties fo:language="de" fo:country="DE" officeooo:rsid="000b7d25" officeooo:paragraph-rsid="0016c12d"/>
    </style:style>
    <style:style style:name="P22" style:family="paragraph" style:parent-style-name="Standard" style:list-style-name="L1">
      <style:text-properties fo:language="de" fo:country="DE" officeooo:rsid="000f09a4" officeooo:paragraph-rsid="0016c12d"/>
    </style:style>
    <style:style style:name="P23" style:family="paragraph" style:parent-style-name="Standard" style:list-style-name="L5">
      <style:text-properties fo:language="de" fo:country="DE" officeooo:rsid="000f09a4" officeooo:paragraph-rsid="001de1e6"/>
    </style:style>
    <style:style style:name="P24" style:family="paragraph" style:parent-style-name="Standard" style:list-style-name="L5">
      <style:text-properties fo:language="de" fo:country="DE" officeooo:rsid="000f09a4" officeooo:paragraph-rsid="0021e8f5"/>
    </style:style>
    <style:style style:name="P25" style:family="paragraph" style:parent-style-name="Standard" style:list-style-name="L5">
      <style:text-properties fo:language="de" fo:country="DE" officeooo:rsid="000f09a4" officeooo:paragraph-rsid="0016c12d"/>
    </style:style>
    <style:style style:name="P26" style:family="paragraph" style:parent-style-name="Standard" style:list-style-name="L1">
      <style:text-properties fo:language="de" fo:country="DE" officeooo:rsid="0013fab2" officeooo:paragraph-rsid="0016c12d"/>
    </style:style>
    <style:style style:name="P27" style:family="paragraph" style:parent-style-name="Standard" style:list-style-name="L1">
      <style:text-properties fo:language="de" fo:country="DE" officeooo:rsid="0013fab2" officeooo:paragraph-rsid="004889f7"/>
    </style:style>
    <style:style style:name="P28" style:family="paragraph" style:parent-style-name="Standard" style:list-style-name="L2">
      <style:text-properties fo:language="de" fo:country="DE" officeooo:rsid="00076560" officeooo:paragraph-rsid="0016c12d"/>
    </style:style>
    <style:style style:name="P29" style:family="paragraph" style:parent-style-name="Standard" style:list-style-name="L3">
      <style:text-properties fo:language="de" fo:country="DE" officeooo:rsid="00076560" officeooo:paragraph-rsid="0016c12d"/>
    </style:style>
    <style:style style:name="P30" style:family="paragraph" style:parent-style-name="Standard" style:list-style-name="L2">
      <style:text-properties fo:language="de" fo:country="DE" officeooo:rsid="002b5660" officeooo:paragraph-rsid="002b5660"/>
    </style:style>
    <style:style style:name="P31" style:family="paragraph" style:parent-style-name="Standard" style:list-style-name="L3">
      <style:text-properties fo:language="de" fo:country="DE" officeooo:rsid="0005ed20" officeooo:paragraph-rsid="0016c12d"/>
    </style:style>
    <style:style style:name="P32" style:family="paragraph" style:parent-style-name="Standard" style:list-style-name="L3">
      <style:text-properties fo:language="de" fo:country="DE" officeooo:rsid="00077127" officeooo:paragraph-rsid="0016c12d"/>
    </style:style>
    <style:style style:name="P33" style:family="paragraph" style:parent-style-name="Standard" style:list-style-name="L4">
      <style:text-properties fo:language="de" fo:country="DE" officeooo:rsid="000c44d5" officeooo:paragraph-rsid="0016c12d"/>
    </style:style>
    <style:style style:name="P34" style:family="paragraph" style:parent-style-name="Standard" style:list-style-name="L4">
      <style:text-properties fo:language="de" fo:country="DE" officeooo:rsid="002646d4" officeooo:paragraph-rsid="002646d4"/>
    </style:style>
    <style:style style:name="P35" style:family="paragraph" style:parent-style-name="Standard" style:list-style-name="L5">
      <style:text-properties fo:language="de" fo:country="DE" officeooo:rsid="000d1642" officeooo:paragraph-rsid="0016c12d"/>
    </style:style>
    <style:style style:name="P36" style:family="paragraph" style:parent-style-name="Standard" style:list-style-name="L5">
      <style:text-properties fo:language="de" fo:country="DE" officeooo:rsid="000d1642" officeooo:paragraph-rsid="0021e8f5"/>
    </style:style>
    <style:style style:name="P37" style:family="paragraph" style:parent-style-name="Standard" style:list-style-name="L6">
      <style:text-properties fo:language="de" fo:country="DE" fo:font-style="italic" officeooo:rsid="0013fab2" officeooo:paragraph-rsid="004efc23" style:font-style-asian="italic" style:font-style-complex="italic"/>
    </style:style>
    <style:style style:name="P38" style:family="paragraph" style:parent-style-name="Standard" style:list-style-name="L6">
      <loext:graphic-properties draw:fill="none"/>
      <style:paragraph-properties fo:background-color="transparent"/>
      <style:text-properties fo:language="de" fo:country="DE" fo:font-style="italic" officeooo:rsid="0013fab2" officeooo:paragraph-rsid="004efc23" style:font-style-asian="italic" style:font-style-complex="italic"/>
    </style:style>
    <style:style style:name="P39" style:family="paragraph" style:parent-style-name="Standard" style:list-style-name="L6">
      <loext:graphic-properties draw:fill="none"/>
      <style:paragraph-properties fo:background-color="transparent"/>
      <style:text-properties fo:language="de" fo:country="DE" fo:font-style="italic" officeooo:rsid="005a900f" officeooo:paragraph-rsid="005a900f" style:font-style-asian="italic" style:font-style-complex="italic"/>
    </style:style>
    <style:style style:name="P40" style:family="paragraph" style:parent-style-name="Standard">
      <style:text-properties fo:font-variant="normal" fo:text-transform="none" fo:color="#545454" style:font-name="arial" fo:font-size="12pt" fo:letter-spacing="normal" fo:language="de" fo:country="DE" fo:font-style="normal" fo:font-weight="normal" officeooo:rsid="0013fab2" officeooo:paragraph-rsid="004efc23" style:font-style-asian="italic" style:font-weight-asian="normal" style:font-style-complex="italic" style:font-weight-complex="normal"/>
    </style:style>
    <style:style style:name="P41" style:family="paragraph" style:parent-style-name="Standard" style:list-style-name="L6">
      <style:text-properties fo:font-variant="normal" fo:text-transform="none" fo:color="#545454" style:font-name="arial" fo:font-size="12pt" fo:letter-spacing="normal" fo:language="de" fo:country="DE" fo:font-style="normal" fo:font-weight="normal" officeooo:rsid="005a0abb" officeooo:paragraph-rsid="005a0abb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545454" style:font-name="arial" fo:font-size="12pt" fo:letter-spacing="normal" fo:language="de" fo:country="DE" fo:font-style="normal" fo:font-weight="normal" officeooo:rsid="005a0abb" officeooo:paragraph-rsid="005a0abb" style:font-style-asian="italic" style:font-weight-asian="normal" style:font-style-complex="italic" style:font-weight-complex="normal"/>
    </style:style>
    <style:style style:name="P43" style:family="paragraph" style:parent-style-name="Standard" style:list-style-name="L6" style:master-page-name="">
      <loext:graphic-properties draw:fill="none"/>
      <style:paragraph-properties style:page-number="auto" fo:background-color="transparent"/>
      <style:text-properties fo:language="de" fo:country="DE" fo:font-style="italic" officeooo:rsid="0013fab2" officeooo:paragraph-rsid="004efc23" style:font-style-asian="italic" style:font-style-complex="italic"/>
    </style:style>
    <style:style style:name="P44" style:family="paragraph" style:parent-style-name="Text_20_body" style:list-style-name="L6">
      <style:text-properties fo:language="de" fo:country="DE" fo:font-style="italic" officeooo:rsid="0034ce5e" officeooo:paragraph-rsid="00373e3e" style:font-style-asian="italic" style:font-style-complex="italic"/>
    </style:style>
    <style:style style:name="P4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Heading_20_2">
      <style:text-properties fo:language="de" fo:country="DE" officeooo:paragraph-rsid="0016c12d"/>
    </style:style>
    <style:style style:name="P48" style:family="paragraph" style:parent-style-name="Heading_20_2">
      <style:text-properties fo:language="de" fo:country="DE" officeooo:paragraph-rsid="005a900f"/>
    </style:style>
    <style:style style:name="P49" style:family="paragraph" style:parent-style-name="Heading_20_1">
      <style:text-properties fo:language="de" fo:country="DE" officeooo:paragraph-rsid="00423d79"/>
    </style:style>
    <style:style style:name="P50" style:family="paragraph" style:parent-style-name="Heading_20_1">
      <style:text-properties fo:language="de" fo:country="DE" officeooo:rsid="00031278" officeooo:paragraph-rsid="0016c12d"/>
    </style:style>
    <style:style style:name="P51" style:family="paragraph" style:parent-style-name="Heading_20_1">
      <style:text-properties fo:language="de" fo:country="DE" officeooo:rsid="0039e884" officeooo:paragraph-rsid="0039e884"/>
    </style:style>
    <style:style style:name="P52" style:family="paragraph" style:parent-style-name="Heading_20_1">
      <style:text-properties fo:language="de" fo:country="DE" officeooo:paragraph-rsid="0016c12d"/>
    </style:style>
    <style:style style:name="P53" style:family="paragraph" style:parent-style-name="Heading_20_3">
      <style:text-properties fo:font-variant="normal" fo:text-transform="none" fo:color="#545454" style:font-name="arial" fo:font-size="12pt" fo:letter-spacing="normal" fo:language="de" fo:country="DE" fo:font-style="normal" fo:font-weight="normal" officeooo:rsid="0034ce5e" style:font-style-asian="italic" style:font-style-complex="italic"/>
    </style:style>
    <style:style style:name="P54" style:family="paragraph" style:parent-style-name="Heading_20_3">
      <style:text-properties officeooo:paragraph-rsid="00373e3e"/>
    </style:style>
    <style:style style:name="P55" style:family="paragraph" style:parent-style-name="Heading_20_3">
      <style:text-properties officeooo:paragraph-rsid="005a900f"/>
    </style:style>
    <style:style style:name="P5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24133"/>
    </style:style>
    <style:style style:name="T2" style:family="text">
      <style:text-properties officeooo:rsid="00112fb6"/>
    </style:style>
    <style:style style:name="T3" style:family="text">
      <style:text-properties officeooo:rsid="000b7d25"/>
    </style:style>
    <style:style style:name="T4" style:family="text">
      <style:text-properties officeooo:rsid="000f3a86"/>
    </style:style>
    <style:style style:name="T5" style:family="text">
      <style:text-properties officeooo:rsid="001434ea"/>
    </style:style>
    <style:style style:name="T6" style:family="text">
      <style:text-properties officeooo:rsid="00031278"/>
    </style:style>
    <style:style style:name="T7" style:family="text">
      <style:text-properties officeooo:rsid="002484ab"/>
    </style:style>
    <style:style style:name="T8" style:family="text">
      <style:text-properties officeooo:rsid="000446ff"/>
    </style:style>
    <style:style style:name="T9" style:family="text">
      <style:text-properties officeooo:rsid="000f5f06"/>
    </style:style>
    <style:style style:name="T10" style:family="text">
      <style:text-properties officeooo:rsid="000d1642"/>
    </style:style>
    <style:style style:name="T11" style:family="text">
      <style:text-properties officeooo:rsid="000c44d5"/>
    </style:style>
    <style:style style:name="T12" style:family="text">
      <style:text-properties officeooo:rsid="000f09a4"/>
    </style:style>
    <style:style style:name="T13" style:family="text">
      <style:text-properties officeooo:rsid="0018d833"/>
    </style:style>
    <style:style style:name="T14" style:family="text">
      <style:text-properties officeooo:rsid="001bad86"/>
    </style:style>
    <style:style style:name="T15" style:family="text">
      <style:text-properties fo:language="de" fo:country="DE" officeooo:rsid="00183f41"/>
    </style:style>
    <style:style style:name="T16" style:family="text">
      <style:text-properties officeooo:rsid="0021e8f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cd3c1"/>
    </style:style>
    <style:style style:name="T19" style:family="text">
      <style:text-properties officeooo:rsid="002646d4"/>
    </style:style>
    <style:style style:name="T20" style:family="text">
      <style:text-properties officeooo:rsid="00275a8c"/>
    </style:style>
    <style:style style:name="T21" style:family="text">
      <style:text-properties officeooo:rsid="0028e4c2"/>
    </style:style>
    <style:style style:name="T22" style:family="text">
      <style:text-properties officeooo:rsid="002cd3c1"/>
    </style:style>
    <style:style style:name="T23" style:family="text">
      <style:text-properties officeooo:rsid="002dc381"/>
    </style:style>
    <style:style style:name="T24" style:family="text">
      <style:text-properties officeooo:rsid="0034ce5e"/>
    </style:style>
    <style:style style:name="T25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545454" style:font-name="arial" fo:font-size="12pt" fo:letter-spacing="normal" fo:font-style="normal" fo:font-weight="normal" officeooo:rsid="00360f16"/>
    </style:style>
    <style:style style:name="T27" style:family="text">
      <style:text-properties fo:font-variant="normal" fo:text-transform="none" fo:color="#545454" style:font-name="arial" fo:font-size="12pt" fo:letter-spacing="normal" fo:font-style="normal" fo:font-weight="normal" officeooo:rsid="0034ce5e"/>
    </style:style>
    <style:style style:name="T28" style:family="text">
      <style:text-properties fo:font-variant="normal" fo:text-transform="none" fo:color="#545454" style:font-name="arial" fo:font-size="12pt" fo:letter-spacing="normal" fo:font-style="normal" fo:font-weight="normal" officeooo:rsid="00423d79"/>
    </style:style>
    <style:style style:name="T29" style:family="text">
      <style:text-properties fo:font-variant="normal" fo:text-transform="none" fo:color="#545454" style:font-name="arial" fo:font-size="12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545454" style:font-name="arial" fo:font-size="12pt" fo:letter-spacing="normal" fo:font-style="normal" fo:font-weight="normal" officeooo:rsid="00423d79" style:font-weight-asian="normal" style:font-weight-complex="normal"/>
    </style:style>
    <style:style style:name="T31" style:family="text">
      <style:text-properties fo:font-variant="normal" fo:text-transform="none" fo:color="#545454" style:font-name="arial" fo:font-size="12pt" fo:letter-spacing="normal" fo:font-style="normal" fo:font-weight="normal" officeooo:rsid="004bdc39" style:font-weight-asian="normal" style:font-weight-complex="normal"/>
    </style:style>
    <style:style style:name="T32" style:family="text">
      <style:text-properties fo:font-variant="normal" fo:text-transform="none" fo:color="#545454" style:font-name="arial" fo:font-size="12pt" fo:letter-spacing="normal" fo:font-style="normal" fo:font-weight="normal" officeooo:rsid="004db5ec" style:font-weight-asian="normal" style:font-weight-complex="normal"/>
    </style:style>
    <style:style style:name="T33" style:family="text">
      <style:text-properties fo:font-variant="normal" fo:text-transform="none" fo:color="#545454" style:font-name="arial" fo:font-size="12pt" fo:letter-spacing="normal" fo:font-style="normal" fo:font-weight="normal" officeooo:rsid="004efc23" style:font-weight-asian="normal" style:font-weight-complex="normal"/>
    </style:style>
    <style:style style:name="T34" style:family="text">
      <style:text-properties fo:font-variant="normal" fo:text-transform="none" fo:color="#545454" style:font-name="arial" fo:font-size="12pt" fo:letter-spacing="normal" fo:font-style="normal" fo:font-weight="normal" officeooo:rsid="005088b8" style:font-weight-asian="normal" style:font-weight-complex="normal"/>
    </style:style>
    <style:style style:name="T35" style:family="text">
      <style:text-properties fo:font-variant="normal" fo:text-transform="none" fo:color="#545454" style:font-name="arial" fo:font-size="12pt" fo:letter-spacing="normal" fo:font-style="normal" fo:font-weight="normal" officeooo:rsid="0052312a" style:font-weight-asian="normal" style:font-weight-complex="normal"/>
    </style:style>
    <style:style style:name="T36" style:family="text">
      <style:text-properties fo:font-variant="normal" fo:text-transform="none" fo:color="#545454" style:font-name="arial" fo:font-size="12pt" fo:letter-spacing="normal" fo:font-style="normal" fo:font-weight="normal" officeooo:rsid="00533357" style:font-weight-asian="normal" style:font-weight-complex="normal"/>
    </style:style>
    <style:style style:name="T37" style:family="text">
      <style:text-properties fo:font-variant="normal" fo:text-transform="none" fo:color="#545454" style:font-name="arial" fo:font-size="12pt" fo:letter-spacing="normal" fo:font-style="normal" fo:font-weight="normal" officeooo:rsid="00551a21" style:font-weight-asian="normal" style:font-weight-complex="normal"/>
    </style:style>
    <style:style style:name="T38" style:family="text">
      <style:text-properties fo:font-variant="normal" fo:text-transform="none" fo:color="#545454" style:font-name="arial" fo:font-size="12pt" fo:letter-spacing="normal" fo:font-style="normal" fo:font-weight="normal" officeooo:rsid="0055a2e7" style:font-weight-asian="normal" style:font-weight-complex="normal"/>
    </style:style>
    <style:style style:name="T39" style:family="text">
      <style:text-properties fo:font-variant="normal" fo:text-transform="none" fo:color="#545454" style:font-name="arial" fo:font-size="12pt" fo:letter-spacing="normal" fo:font-style="normal" fo:font-weight="normal" officeooo:rsid="0055b781" style:font-weight-asian="normal" style:font-weight-complex="normal"/>
    </style:style>
    <style:style style:name="T40" style:family="text">
      <style:text-properties fo:font-variant="normal" fo:text-transform="none" fo:color="#545454" style:font-name="arial" fo:font-size="12pt" fo:letter-spacing="normal" fo:font-style="normal" fo:font-weight="normal" officeooo:rsid="00583fca" style:font-weight-asian="normal" style:font-weight-complex="normal"/>
    </style:style>
    <style:style style:name="T41" style:family="text">
      <style:text-properties fo:font-variant="normal" fo:text-transform="none" fo:color="#545454" style:font-name="arial" fo:font-size="12pt" fo:letter-spacing="normal" fo:font-style="normal" fo:font-weight="normal" officeooo:rsid="005a0abb" style:font-weight-asian="normal" style:font-weight-complex="normal"/>
    </style:style>
    <style:style style:name="T42" style:family="text">
      <style:text-properties fo:font-variant="normal" fo:text-transform="none" fo:color="#545454" style:font-name="arial" fo:font-size="12pt" fo:letter-spacing="normal" fo:font-style="normal"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0b7d25" style:font-weight-asian="bold" style:font-weight-complex="bold"/>
    </style:style>
    <style:style style:name="T45" style:family="text">
      <style:text-properties fo:font-weight="bold" officeooo:rsid="003e8d70" style:font-weight-asian="bold" style:font-weight-complex="bold"/>
    </style:style>
    <style:style style:name="T46" style:family="text">
      <style:text-properties fo:font-weight="bold" officeooo:rsid="00423d79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21e8f5" style:font-weight-asian="normal" style:font-weight-complex="normal"/>
    </style:style>
    <style:style style:name="T49" style:family="text">
      <style:text-properties fo:font-weight="normal" officeooo:rsid="003e8d70" style:font-weight-asian="normal" style:font-weight-complex="normal"/>
    </style:style>
    <style:style style:name="T50" style:family="text">
      <style:text-properties fo:font-weight="normal" officeooo:rsid="000f09a4" style:font-weight-asian="normal" style:font-weight-complex="normal"/>
    </style:style>
    <style:style style:name="T51" style:family="text">
      <style:text-properties fo:font-weight="normal" officeooo:rsid="003ca453" style:font-weight-asian="normal" style:font-weight-complex="normal"/>
    </style:style>
    <style:style style:name="T52" style:family="text">
      <style:text-properties fo:font-weight="normal" officeooo:rsid="00435098" style:font-weight-asian="normal" style:font-weight-complex="normal"/>
    </style:style>
    <style:style style:name="T53" style:family="text">
      <style:text-properties fo:font-weight="normal" officeooo:rsid="00478f53" style:font-weight-asian="normal" style:font-weight-complex="normal"/>
    </style:style>
    <style:style style:name="T54" style:family="text">
      <style:text-properties fo:font-weight="normal" officeooo:rsid="000b7d25" style:font-weight-asian="normal" style:font-weight-complex="normal"/>
    </style:style>
    <style:style style:name="T55" style:family="text">
      <style:text-properties fo:font-weight="normal" officeooo:rsid="002484ab" style:font-weight-asian="normal" style:font-weight-complex="normal"/>
    </style:style>
    <style:style style:name="T56" style:family="text">
      <style:text-properties fo:font-weight="normal" officeooo:rsid="001434ea" style:font-weight-asian="normal" style:font-weight-complex="normal"/>
    </style:style>
    <style:style style:name="T57" style:family="text">
      <style:text-properties officeooo:rsid="00360f16"/>
    </style:style>
    <style:style style:name="T58" style:family="text">
      <style:text-properties officeooo:rsid="003bb2ca"/>
    </style:style>
    <style:style style:name="T59" style:family="text">
      <style:text-properties officeooo:rsid="003ca453"/>
    </style:style>
    <style:style style:name="T60" style:family="text">
      <style:text-properties officeooo:rsid="003e8d70"/>
    </style:style>
    <style:style style:name="T61" style:family="text">
      <style:text-properties fo:font-style="italic" fo:font-weight="normal" officeooo:rsid="003e8d70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0f09a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4889f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4efc23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5a0abb" style:font-style-asian="italic" style:font-weight-asian="normal" style:font-style-complex="italic" style:font-weight-complex="normal"/>
    </style:style>
    <style:style style:name="T66" style:family="text">
      <style:text-properties officeooo:rsid="00423d79"/>
    </style:style>
    <style:style style:name="T67" style:family="text">
      <style:text-properties fo:color="#333333" fo:font-style="italic" fo:font-weight="normal" officeooo:rsid="003e8d70" style:font-style-asian="italic" style:font-weight-asian="normal" style:font-style-complex="italic" style:font-weight-complex="normal"/>
    </style:style>
    <style:style style:name="T68" style:family="text">
      <style:text-properties fo:color="#333333" fo:font-style="italic" fo:font-weight="normal" officeooo:rsid="000f09a4" style:font-style-asian="italic" style:font-weight-asian="normal" style:font-style-complex="italic" style:font-weight-complex="normal"/>
    </style:style>
    <style:style style:name="T69" style:family="text">
      <style:text-properties fo:color="#333333" fo:font-weight="normal" officeooo:rsid="003e8d70" style:font-weight-asian="normal" style:font-weight-complex="normal"/>
    </style:style>
    <style:style style:name="T70" style:family="text">
      <style:text-properties fo:color="#333333" fo:font-weight="normal" officeooo:rsid="000f09a4" style:font-weight-asian="normal" style:font-weight-complex="normal"/>
    </style:style>
    <style:style style:name="T71" style:family="text">
      <style:text-properties officeooo:rsid="00478f53"/>
    </style:style>
    <style:style style:name="T72" style:family="text">
      <style:text-properties officeooo:rsid="004889f7"/>
    </style:style>
    <style:style style:name="T73" style:family="text">
      <style:text-properties officeooo:rsid="0049c738"/>
    </style:style>
    <style:style style:name="T74" style:family="text">
      <style:text-properties officeooo:rsid="004bdc39"/>
    </style:style>
    <style:style style:name="T75" style:family="text">
      <style:text-properties officeooo:rsid="005a8a53"/>
    </style:style>
    <style:style style:name="T76" style:family="text">
      <style:text-properties officeooo:rsid="005a900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6"><text:a xlink:type="simple" xlink:href="#__RefHeading___Toc6356_755708857" text:style-name="Index_20_Link" text:visited-style-name="Index_20_Link">1.1.1Leserzielgruppe:<text:tab/>1</text:a></text:p>
          <text:p text:style-name="P56"><text:a xlink:type="simple" xlink:href="#__RefHeading___Toc6358_755708857" text:style-name="Index_20_Link" text:visited-style-name="Index_20_Link">Ansprache an potentielle Unterstützer und politisch Interessierte an </text:a><text:a xlink:type="simple" xlink:href="#__RefHeading___Toc6358_755708857" text:style-name="Index_20_Link" text:visited-style-name="Index_20_Link">„Daniel Blake Survival Kit“-</text:a><text:a xlink:type="simple" xlink:href="#__RefHeading___Toc6358_755708857" text:style-name="Index_20_Link" text:visited-style-name="Index_20_Link">artiger Software</text:a><text:a xlink:type="simple" xlink:href="#__RefHeading___Toc6358_755708857" text:style-name="Index_20_Link" text:visited-style-name="Index_20_Link"> </text:a><text:a xlink:type="simple" xlink:href="#__RefHeading___Toc6358_755708857" text:style-name="Index_20_Link" text:visited-style-name="Index_20_Link">auch ohne ausgeprägten software-technischen Hintergrund, eine Erwähnung<text:tab/>1</text:a></text:p>
          <text:p text:style-name="P46"><text:a xlink:type="simple" xlink:href="#__RefHeading___Toc1252_1231818993" text:style-name="Index_20_Link" text:visited-style-name="Index_20_Link">2Funktionalität: von DeBSKa<text:tab/>1</text:a></text:p>
          <text:p text:style-name="P46"><text:a xlink:type="simple" xlink:href="#__RefHeading___Toc1260_1231818993" text:style-name="Index_20_Link" text:visited-style-name="Index_20_Link">4eine vorgeschlagene, intuitive „better than none to start with“ Medien-Kommunikationsanalyse<text:tab/>2</text:a></text:p>
          <text:p text:style-name="P45"><text:a xlink:type="simple" xlink:href="#__RefHeading___Toc5427_1231818993" text:style-name="Index_20_Link" text:visited-style-name="Index_20_Link">4.1intuitive Umweltenanalyse unter Betroffenen<text:tab/>2</text:a></text:p>
          <text:p text:style-name="P56"><text:a xlink:type="simple" xlink:href="#__RefHeading___Toc1256_1231818993" text:style-name="Index_20_Link" text:visited-style-name="Index_20_Link">4.1.1Desintgrationsphänomen: Wer ist alles nicht dafür?<text:tab/>2</text:a></text:p>
          <text:p text:style-name="P56"><text:a xlink:type="simple" xlink:href="#__RefHeading___Toc1258_1231818993" text:style-name="Index_20_Link" text:visited-style-name="Index_20_Link">4.1.2Grund-Probleme und Lösungsstrategie:<text:tab/>2</text:a></text:p>
          <text:p text:style-name="P45"><text:a xlink:type="simple" xlink:href="#__RefHeading___Toc1262_1231818993" text:style-name="Index_20_Link" text:visited-style-name="Index_20_Link">4.2Gewinner im Allgemeinen (Brainstorming)<text:tab/>3</text:a></text:p>
          <text:p text:style-name="P45"><text:a xlink:type="simple" xlink:href="#__RefHeading___Toc1264_1231818993" text:style-name="Index_20_Link" text:visited-style-name="Index_20_Link">4.3Verlierer im Allgemeinen (Brainstorming)<text:tab/>3</text:a></text:p>
          <text:p text:style-name="P45"><text:a xlink:type="simple" xlink:href="#__RefHeading___Toc5429_1231818993" text:style-name="Index_20_Link" text:visited-style-name="Index_20_Link">4.4Rechtliche Analyse: Kurze Antwort: Wir sind im Recht.<text:tab/>3</text:a></text:p>
          <text:p text:style-name="P46"><text:a xlink:type="simple" xlink:href="#__RefHeading___Toc1266_1231818993" text:style-name="Index_20_Link" text:visited-style-name="Index_20_Link">5Was ist Stand der Bemühungen?<text:tab/>3</text:a></text:p>
          <text:p text:style-name="P45"><text:a xlink:type="simple" xlink:href="#__RefHeading___Toc1268_1231818993" text:style-name="Index_20_Link" text:visited-style-name="Index_20_Link">5.1Was benötigt jetzt wird?<text:tab/>4</text:a></text:p>
          <text:p text:style-name="P56"><text:a xlink:type="simple" xlink:href="#__RefHeading___Toc5431_1231818993" text:style-name="Index_20_Link" text:visited-style-name="Index_20_Link">5.1.1Namenorschläge/Vorschläge/Offene Frage:<text:tab/>4</text:a></text:p>
        </text:index-body>
      </text:table-of-content>
      <text:p text:style-name="P17"/>
      <text:p text:style-name="P17"/>
      <text:p text:style-name="P17">Keynotes <text:span text:style-name="T1">6.2018, Autobewerber und Autoantrag aus dem Program qemuburo</text:span>:</text:p>
      <text:h text:style-name="P55" text:outline-level="3"><text:bookmark-start text:name="__RefHeading___Toc6356_755708857"/>Leserzielgruppe: <text:bookmark-end text:name="__RefHeading___Toc6356_755708857"/></text:h>
      <text:h text:style-name="P55" text:outline-level="3" text:is-list-header="true"><text:bookmark-start text:name="__RefHeading___Toc6358_755708857"/><text:span text:style-name="T73">Ansprache an p</text:span>otentielle Unterstützer und politisch Interessierte <text:span text:style-name="T66">an </text:span><text:span text:style-name="T27">„Daniel Blake Survival Kit“-</text:span><text:span text:style-name="T26">artiger Software</text:span><text:span text:style-name="T27"> </text:span><text:span text:style-name="T24">auch</text:span> <text:span text:style-name="T17">ohne</text:span> ausgeprägten software-technischen Hintergrund, <text:span text:style-name="T73">eine Erwähnung</text:span><text:bookmark-end text:name="__RefHeading___Toc6358_755708857"/></text:h>
      <text:h text:style-name="P53" text:outline-level="3"/>
      <text:h text:style-name="P49" text:outline-level="1"><text:bookmark-start text:name="__RefHeading___Toc1252_1231818993"/>Funktio<text:span text:style-name="T14">n</text:span>alität: <text:span text:style-name="T66">von </text:span><text:span text:style-name="T46">DeBSKa</text:span><text:bookmark-end text:name="__RefHeading___Toc1252_1231818993"/></text:h>
      <text:p text:style-name="P2">Was soll das Programm tun?</text:p>
      <text:p text:style-name="P12">Das ultimative Daniel Blake Survial Kit <text:span text:style-name="T66">DeBSKa</text:span></text:p>
      <text:list xml:id="list3055297838879292436" text:style-name="L1">
        <text:list-item>
          <text:p text:style-name="P18"><text:span text:style-name="T43">Alles</text:span> „<text:span text:style-name="T21">Jobcenterwork“ des ALGII Empfängers </text:span>bis auf den Letzten Click -sonst erstmal auf den <text:span text:style-name="T21">v</text:span>orletzten, <text:span text:style-name="T2">intelligent genug, solidarisch mit dem ALGII-Empfänger – automatisieren, unter Verwendung von freien Softwarebibliotheken am Vorbild anderer gängiger Freier Software Projekt, Beispiel Pars pro Toto: Debian.</text:span></text:p>
        </text:list-item>
        <text:list-item>
          <text:p text:style-name="P19"><text:soft-page-break/>Automatisch <text:span text:style-name="T3">authentische ALGII, SGBII fähige Bewerbungen mit allen authentischen Datumsstempeln <text:s/>erstellen</text:span></text:p>
        </text:list-item>
        <text:list-item>
          <text:p text:style-name="P18">Automatisch die entsprechenden Daten von den Webseiten beziehen, <text:span text:style-name="T3">so nötig mit </text:span><text:span text:style-name="T54">automatischen Mousesimulationen</text:span><text:span text:style-name="T44">, </text:span><text:span text:style-name="T3">als ob eine Person dransäße</text:span></text:p>
        </text:list-item>
        <text:list-item>
          <text:p text:style-name="P20">Automatisch aus gefilterten Daten die <text:span text:style-name="T16">p</text:span>ro <text:span text:style-name="T16">Z</text:span>eitraum nötigen Bewerbungen (10/Monat) erstellen und vorrätig halten.</text:p>
        </text:list-item>
        <text:list-item>
          <text:p text:style-name="P22">Vorschriftsgemäße Versendung der Dokumente <text:span text:style-name="T4">per Email</text:span>. (<text:span text:style-name="T4">Verunglimpfung</text:span> als <text:span text:style-name="T4">ordinäres </text:span>Spamtool, Kommunikationsaufwand.)</text:p>
        </text:list-item>
        <text:list-item>
          <text:p text:style-name="P20">Die dazugehörigen <text:span text:style-name="T57">SGB-fähigen </text:span>Nachweise in Tabellenform etc.</text:p>
        </text:list-item>
        <text:list-item>
          <text:p text:style-name="P22">Automatisches Ausfüllen der Formulare</text:p>
        </text:list-item>
        <text:list-item>
          <text:p text:style-name="P26">zu erwartender gegnerischer Detektion und technischer Vereitelung entkommen, <text:span text:style-name="T71">z.B. in</text:span> <text:span text:style-name="T71">Katz- und Mausphänomen</text:span></text:p>
        </text:list-item>
        <text:list-item>
          <text:p text:style-name="P27">zu erwartender Vereitelung durch galoppierende Vorschriftenveränderung, -<text:span text:style-name="T5">ausfächerung, Katz- und Mausphänomen II ohnedies, aufwandsmäßig </text:span><text:span text:style-name="T56">standzuhalten</text:span></text:p>
        </text:list-item>
      </text:list>
      <text:p text:style-name="P2"/>
      <text:h text:style-name="P50" text:outline-level="1"/>
      <text:h text:style-name="P51" text:outline-level="1"><text:bookmark-start text:name="__RefHeading___Toc1260_1231818993"/><text:span text:style-name="T58">eine vorgeschlagene, intuitive „better than none to start with“ </text:span>Medien-Kommunikationsanalyse<text:bookmark-end text:name="__RefHeading___Toc1260_1231818993"/></text:h>
      <text:p text:style-name="P7"/>
      <text:p text:style-name="P13">Gäbe es das, müsste es sich behaupten in einer:</text:p>
      <text:p text:style-name="P14">Industrielle(n) Dimension: Produktion und Buro-, Rechts-Softwarepflegeleistung im Massenmarkt</text:p>
      <text:p text:style-name="P8"/>
      <text:h text:style-name="Heading_20_2" text:outline-level="2"><text:bookmark-start text:name="__RefHeading___Toc5427_1231818993"/><text:span text:style-name="T5">intuitive </text:span>Umwelt<text:span text:style-name="T5">en</text:span>analyse <text:span text:style-name="T58">unter Betroffenen</text:span><text:bookmark-end text:name="__RefHeading___Toc5427_1231818993"/></text:h>
      <text:h text:style-name="Heading_20_3" text:outline-level="3"><text:bookmark-start text:name="__RefHeading___Toc1256_1231818993"/>Desintgration<text:span text:style-name="T6">sphänomen</text:span>: <text:span text:style-name="T72">Wer ist alles nicht dafür? </text:span><text:bookmark-end text:name="__RefHeading___Toc1256_1231818993"/></text:h>
      <text:p text:style-name="P3"><text:s/>-Hacktisten sind <text:span text:style-name="T6">nachweislich </text:span>fähig:<text:span text:style-name="T6"> Stadtpläne für Flüchtling, Hilfe in der Lebensrealität der Jobcenteranwendung: Fehlanzeige</text:span></text:p>
      <text:p text:style-name="P3">-<text:span text:style-name="T6">Jobcenteraktivisten sind fähig: Vielzahl von qualifizierten ALGII Beratungsstunden, Aber: Hilfe in der Lebensrealität Jobcentersoftware: Fehlanzeige</text:span></text:p>
      <text:p text:style-name="P3"/>
      <text:h text:style-name="Heading_20_3" text:outline-level="3"><text:bookmark-start text:name="__RefHeading___Toc1258_1231818993"/><text:span text:style-name="T1">Grund-</text:span>Problem<text:span text:style-name="T1">e und Lösungsstrategie</text:span>: <text:bookmark-end text:name="__RefHeading___Toc1258_1231818993"/></text:h>
      <text:p text:style-name="P5">Vergleiche Anmerkung drei aus dem Gui Tutorial, <text:span text:style-name="T1">dort:</text:span></text:p>
      <text:p text:style-name="P3"><text:span text:style-name="T7">„Anm. 3. Das hier konfrontierte Dilemma besteht ja darin, dass jede lustig daherkommende Reibungslosigke</text:span><text:span text:style-name="T55">it im realexistierenden, menschenverachtenden Bestrafungssystem mittel-frißt-ich eine schlimmste Anhebung der Zumutbarkeit zeitigt.“ Bedingung und Anspruch der Kunst besteht erstmal darin, ersteres zu ermöglichen und letzteres tunlichst auszuschließen und gleichzeitig zu behindern. </text:span></text:p>
      <text:p text:style-name="P6"><text:span text:style-name="T47">Strategisches Ziel des Zuvorkommens: Ganz gleich wie hoch der Schikaneaufwand gestellt wird, unsere Simulation</text:span><text:span text:style-name="T48">s</text:span><text:span text:style-name="T47">agenten <text:s/>reduzieren ihn auf gerade Null. </text:span><text:span text:style-name="T54">Ein g</text:span><text:span text:style-name="T3">egenseitiger Aufrüstungswettlauf muss gewonnen werden und gewonnen werden wollen.</text:span></text:p>
      <text:p text:style-name="P6"/>
      <text:p text:style-name="P5">Zu „Lebensrealität“: Der Film Ich-Daniel-Blake <text:span text:style-name="T19">informiert nicht bloß, sondern macht </text:span><text:s/><text:span text:style-name="T19">m</text:span>inutenüberwachte, softwarebasierte, sinnentleerte, <text:span text:style-name="T23">panoptische</text:span> Frondienste <text:span text:style-name="T8">gegenüber</text:span> <text:span text:style-name="T5">der </text:span>Gegenseite <text:span text:style-name="T20">bereits </text:span><text:s/><text:span text:style-name="T19">künstlerisch verarbeitet fühlbar</text:span>. </text:p>
      <text:p text:style-name="P5"><text:soft-page-break/><text:span text:style-name="T18">Kritik</text:span><text:span text:style-name="T22">: </text:span>Der Gedanke der <text:span text:style-name="T19">s</text:span>oftwarebasierten Gegenausrüstung ist so unterbunden wie unterentwickelt wie nicht vorhanden, <text:span text:style-name="T8">was in Sachen Denken und Kommunikation zu erarbeiten wäre. (Befund einer Lähmung oder einer Kapitulation, die überwunden gehört.)</text:span></text:p>
      <text:p text:style-name="P5"/>
      <text:p text:style-name="P8"/>
      <text:h text:style-name="P47" text:outline-level="2"><text:bookmark-start text:name="__RefHeading___Toc1262_1231818993"/>Gewinner <text:span text:style-name="T76">im Allgemeinen (Brainstorming)</text:span><text:bookmark-end text:name="__RefHeading___Toc1262_1231818993"/></text:h>
      <text:list xml:id="list1806501053775271753" text:style-name="L2">
        <text:list-item>
          <text:p text:style-name="P28">Zig Millionen Arbeitslose</text:p>
        </text:list-item>
        <text:list-item>
          <text:p text:style-name="P28">Zig Millionen von Arbeitslosigkeit bedrohter</text:p>
        </text:list-item>
        <text:list-item>
          <text:p text:style-name="P30">Überflüssige, Über Überflüssigkeit Aufgeklärte </text:p>
        </text:list-item>
      </text:list>
      <text:h text:style-name="P48" text:outline-level="2"><text:bookmark-start text:name="__RefHeading___Toc1264_1231818993"/>Verlierer <text:span text:style-name="T76">im Allgemeinen (Brainstorming)</text:span><text:bookmark-end text:name="__RefHeading___Toc1264_1231818993"/></text:h>
      <text:list xml:id="list4402215092516650107" text:style-name="L3">
        <text:list-item>
          <text:p text:style-name="P31"><text:span text:style-name="T9">konkurrierende Buro-</text:span>Softwarehersteller, „-<text:span text:style-name="T16">branche“, low budget bis </text:span>crippleware niedrigstes Marktsegment</text:p>
        </text:list-item>
        <text:list-item>
          <text:p text:style-name="P29">Anbieter, Betreiber, Auftraggeber von allgemeiner Überwachungsstaatkräft<text:span text:style-name="T74">en</text:span> durch veränderte Situation</text:p>
        </text:list-item>
        <text:list-item>
          <text:p text:style-name="P29">Anbieter, Betreib<text:span text:style-name="T9">e</text:span>r, Auftraggeber von Überwachung von Arbeits<text:span text:style-name="T14">plätze</text:span>kräften, </text:p>
        </text:list-item>
        <text:list-item>
          <text:p text:style-name="P32">(denn jetzt kann das sich per Mouse-Simulation-sich-der-Überwachung-entziehen bald jeder, wenn schon dafür gesorgt ist, dass es ALGII-Empfänger können. Und so gibt es mittelfristig Verlierer oder wenigstens solche, die sich so fühlen.)</text:p>
        </text:list-item>
        <text:list-item>
          <text:p text:style-name="P21"><text:span text:style-name="T74">hier: </text:span>Gegner: <text:span text:style-name="T2">notorisch unaufgeklärte </text:span>Arbeitsl<text:span text:style-name="T2">o</text:span>sen-Hetzer, <text:span text:style-name="T74">die leider vorhindlichen aufgehetzten </text:span>Asozialen-Hetzer in der Gesellschaft</text:p>
        </text:list-item>
        <text:list-item>
          <text:p text:style-name="P21"/>
        </text:list-item>
        <text:list-item>
          <text:p text:style-name="P21"><text:span text:style-name="T74">hier: </text:span>Gegner: historische Spamgegner in der Computerwelt</text:p>
        </text:list-item>
        <text:list-item>
          <text:p text:style-name="P29"/>
        </text:list-item>
      </text:list>
      <text:h text:style-name="Heading_20_2" text:outline-level="2"><text:bookmark-start text:name="__RefHeading___Toc5429_1231818993"/>Rechtliche Analyse: <text:span text:style-name="T15">Kurze Antwort: Wir sind im Recht.</text:span><text:bookmark-end text:name="__RefHeading___Toc5429_1231818993"/></text:h>
      <text:p text:style-name="P16">Wir bleiben im Recht, selbst wenn wir in Unterzahl kommen. Widerstand <text:span text:style-name="T76">(!)</text:span>, Existenzminimum sind Bestandteile der Menschenwürde, so definiert in der Metaphysik der Sitten nach Kant. </text:p>
      <text:p text:style-name="P16">Die so gefasste Menschenwürde ist mit hohem Stellenwert und <text:s/>Ewigkeitsgarantie, d.h. demokratisch nicht zu ändern, im Grundgesetz verankert. </text:p>
      <text:p text:style-name="P16">Man könnte sich auch mit gleichem Ziel auf die verbindlichen Menschenrechte berufen. <text:s/></text:p>
      <text:p text:style-name="P16">Wir stehen in der Tradition <text:span text:style-name="T13">dieser</text:span> alten Dialektik pro und contra, und <text:span text:style-name="T13">das sollte schaden nicht zu erkennen:</text:span>sogar einer uralten. </text:p>
      <text:p text:style-name="P16"/>
      <text:h text:style-name="P52" text:outline-level="1"><text:bookmark-start text:name="__RefHeading___Toc1266_1231818993"/>Was ist Stand der Bemühungen?<text:bookmark-end text:name="__RefHeading___Toc1266_1231818993"/></text:h>
      <text:list xml:id="list4625999100591384585" text:style-name="L4">
        <text:list-item>
          <text:p text:style-name="P33">-Prototyp liegt vor <text:span text:style-name="T10">oder „prove of concept“ oder Demoversion. Angestrebt ist ein „community driven free software project“, „state of the art“/“feature complete“</text:span></text:p>
        </text:list-item>
        <text:list-item>
          <text:p text:style-name="P34"/>
        </text:list-item>
        <text:list-item>
          <text:p text:style-name="P34">-Pionier Phase: <text:span text:style-name="T20">Befinden uns in einer Art „Sperrspitzen“-Situation so man eine mittelfristige Entwicklung zur Lösung antizipiert: Vergleichsweise „sehr früh“ aktiv, vergleichsweise „sehr hart“, bestimmt oder entschlossen „dagegen“, für eine Veränderung eines gesellschaftlichen Status-Quu. <text:s/></text:span></text:p>
        </text:list-item>
        <text:list-item>
          <text:p text:style-name="P33"/>
        </text:list-item>
      </text:list>
      <text:p text:style-name="P9"><text:soft-page-break/></text:p>
      <text:h text:style-name="P47" text:outline-level="2"><text:bookmark-start text:name="__RefHeading___Toc1268_1231818993"/>Was <text:span text:style-name="T11">benötigt jetzt wird?</text:span><text:bookmark-end text:name="__RefHeading___Toc1268_1231818993"/></text:h>
      <text:list xml:id="list5339641929811618261" text:style-name="L5">
        <text:list-item>
          <text:p text:style-name="P35">In der jetzigen Phase. <text:span text:style-name="T59">(Es folgt eine </text:span><text:span text:style-name="T51">kleines Brainstorming </text:span><text:span text:style-name="T52">Eventmanagement </text:span><text:span text:style-name="T53">zum etwaigen ccc-Vortrag „wie mache ich mein Computerprojekt nicht?“</text:span><text:span text:style-name="T51"> </text:span><text:span text:style-name="T59">vom zu weiten Teilen Laien zum Status Quo in dem Feld.:)</text:span></text:p>
        </text:list-item>
        <text:list-item>
          <text:p text:style-name="P35"><text:span text:style-name="T12">(</text:span>Nicht <text:s/><text:span text:style-name="T9">software-</text:span>technische, <text:span text:style-name="T71">d.h. alles außer das technische: sogenannte high-level)</text:span> <text:span text:style-name="T12">Langzeit-</text:span>Planungsar<text:span text:style-name="T12">beit. </text:span></text:p>
        </text:list-item>
        <text:list-item>
          <text:p text:style-name="P23">Entwicklung einer Öffentlichkeitsstrategie, wo stünden wir in 10, 20, 30, 40, 50 etc Jahren?</text:p>
        </text:list-item>
        <text:list-item>
          <text:p text:style-name="P24">und Szenarien </text:p>
        </text:list-item>
        <text:list-item>
          <text:p text:style-name="P36"><text:span text:style-name="T12">(unter was wir brauchen: Ist das bloß In-Aussichtstehen bzw. -stellen der Realisierung schon Mittel genug„zu hochwillkommenem“</text:span><text:span text:style-name="T50"> <text:s text:c="2"/>„</text:span><text:span text:style-name="T65">den Wind aus den Segeln nehmen“</text:span><text:span text:style-name="T50"> </text:span><text:span text:style-name="T62"><text:s/>der Sanktionspraxis selbst? </text:span><text:span text:style-name="T64">Haben wir e</text:span><text:span text:style-name="T63">ine Art </text:span><text:span text:style-name="T65">pneumatischen </text:span><text:span text:style-name="T63">BGE-Zug?</text:span><text:span text:style-name="T62">)</text:span></text:p>
        </text:list-item>
        <text:list-item>
          <text:p text:style-name="P36"/>
        </text:list-item>
        <text:list-item>
          <text:p text:style-name="P25">Kommunikation des Konzepts an (nicht technische) relevante Laien, </text:p>
        </text:list-item>
        <text:list-item>
          <text:p text:style-name="P35"><text:span text:style-name="T12">Information, Bewerbung und strategische <text:s text:c="4"/></text:span><text:span text:style-name="T68">Einbindung in den internationalen Communities.</text:span><text:span text:style-name="T70"> <text:s/>Finanzierung. Förderung, Unt</text:span><text:span text:style-name="T12">erstützung, Partner., letztlich technische Entwicklungsbeiträge, zukünftige Produktion, -sformen in Szenarios</text:span></text:p>
        </text:list-item>
        <text:list-item>
          <text:p text:style-name="P25">Management und Kommunikation bei Freund, Gegner und Öffentlichkeit. </text:p>
        </text:list-item>
        <text:list-item>
          <text:p text:style-name="P25">Präsentation, Ansprache und Ansprechpartner sein. </text:p>
        </text:list-item>
        <text:list-item>
          <text:p text:style-name="P35"/>
        </text:list-item>
        <text:list-item>
          <text:p text:style-name="P35"><text:span text:style-name="T61"><text:s/>Adhoc</text:span><text:span text:style-name="T45">: </text:span><text:span text:style-name="T60">Ein vernunftsgemäßes politisches Handling eines</text:span><text:span text:style-name="T49"> <text:s text:c="3"/></text:span><text:span text:style-name="T67">zig-Jahre-zig-Millionen</text:span><text:span text:style-name="T69">-Menschen-Dings </text:span><text:span text:style-name="T49"><text:s/>-Business-Security-Plans. <text:s/></text:span></text:p>
        </text:list-item>
        <text:list-item>
          <text:p text:style-name="P35"><text:span text:style-name="T49">Adhoc: Vernunftsgemäß: robustes Sicherheitkonzept aller Bet</text:span><text:span text:style-name="T60">eiligten im frühen Stadium gewünscht (Vorgeschlagen wird hier eine kunsttheoretischer Betrachtung anhand der Figuren: 1. Oddyseus 2. Jesus 3. Zauberlehrling) </text:span></text:p>
        </text:list-item>
      </text:list>
      <text:h text:style-name="P54" text:outline-level="3"><text:bookmark-start text:name="__RefHeading___Toc5431_1231818993"/>Namenorschläge/Vorschläge/<text:span text:style-name="T24">Offene Frage</text:span>:<text:bookmark-end text:name="__RefHeading___Toc5431_1231818993"/></text:h>
      <text:list xml:id="list3372779530015619815" text:style-name="L6">
        <text:list-item>
          <text:p text:style-name="P44"><text:span text:style-name="T25">-Namensvorschlag: <text:s/>„Daniel Blake </text:span><text:span text:style-name="T42">S</text:span><text:span text:style-name="T25">urvival </text:span><text:span text:style-name="T42">K</text:span><text:span text:style-name="T25">it“? </text:span></text:p>
        </text:list-item>
        <text:list-item>
          <text:p text:style-name="P44"><text:span text:style-name="T25">-Name: </text:span><text:span text:style-name="T26">man spricht vom werbeträchtigen</text:span><text:span text:style-name="T25"> „Herzinfakt-Medikament“ (laut wikipedia ist </text:span><text:span text:style-name="T42">Da</text:span><text:span text:style-name="T25">niel </text:span><text:span text:style-name="T42">B</text:span><text:span text:style-name="T25">lake ja daran gestorben.) </text:span></text:p>
        </text:list-item>
        <text:list-item>
          <text:p text:style-name="P44"><text:span text:style-name="T25">-</text:span><text:span text:style-name="T28">Wortspiel aus Daniel Blake survival kit: DeBSKa: „Debska“:</text:span></text:p>
        </text:list-item>
        <text:list-item>
          <text:p text:style-name="P37"><text:span text:style-name="T29">-</text:span><text:span text:style-name="T31">Kritik: </text:span><text:span text:style-name="T33">Name </text:span><text:span text:style-name="T31">„ALGII-manager“</text:span></text:p>
        </text:list-item>
        <text:list-item>
          <text:p text:style-name="P43"><text:span text:style-name="T31">man sprach vom eines überwachbaren Arbeitsplatz</text:span><text:span text:style-name="T33">es </text:span><text:span text:style-name="T31">anrüchigen „ALGII-manager“; das widerspricht dem <text:s/>Solidaritätsziel </text:span><text:span text:style-name="T34">(Anm. 3)</text:span><text:span text:style-name="T31">: denn normale Gefängnissoftware am Benutzer, gerade </text:span><text:span text:style-name="T33">in einem </text:span><text:span text:style-name="T31"><text:s/></text:span><text:span text:style-name="T33">mittelfristig verbleibenden</text:span><text:span text:style-name="T31"> halbautomatisieren Betrieb, ist hier </text:span><text:span text:style-name="T32">S</text:span><text:span text:style-name="T31">ackgasse, </text:span><text:span text:style-name="T32">symptomaitsich für Problem </text:span><text:span text:style-name="T33">ohne zu tun, Problemverschärfungseffekt</text:span><text:span text:style-name="T31">, ausweichend könnte vom ALGII Toolkit gesprochen werden. </text:span></text:p>
        </text:list-item>
        <text:list-item>
          <text:p text:style-name="P38"><text:span text:style-name="T31">-</text:span><text:span text:style-name="T35">Patenschaften, Jobs, die Politiken alle </text:span><text:span text:style-name="T37">kommunizieren </text:span><text:span text:style-name="T40">nach innen und außen</text:span><text:span text:style-name="T35">, wie soll bloß der ganze High-Level Bereich einmal </text:span><text:span text:style-name="T38">besprochen werden</text:span><text:span text:style-name="T35"> </text:span><text:span text:style-name="T37">? -</text:span><text:span text:style-name="T35"> wir </text:span><text:span text:style-name="T38">könnten </text:span><text:span text:style-name="T35">sowas <text:s/>wie e</text:span><text:span text:style-name="T41">in sogenannte </text:span><text:span text:style-name="T35">Debian </text:span><text:span text:style-name="T36">Textadventure </text:span><text:span text:style-name="T38">antizipieren</text:span><text:span text:style-name="T35">, </text:span><text:span text:style-name="T39">zur Not</text:span><text:span text:style-name="T35">, imho? </text:span><text:span text:style-name="T40">Von Debian heißt es ja sie seien, das größte „Textadventure der Welt.“</text:span></text:p>
          <text:p text:style-name="P39"><text:span text:style-name="T40">D</text:span><text:span text:style-name="T29">er Name „Keynotes“ kommt z.B. aus der Kiste.</text:span></text:p>
        </text:list-item>
        <text:list-item>
          <text:p text:style-name="P41">Mal für Laien, wie stelle ich mir die Produktion mittelfristig vor? <text:span text:style-name="T76">Antwort: </text:span>Der Webserver, der sich <text:span text:style-name="T75">weltweit</text:span> durchgesetzt hat ,heißt Apache, selbstironisierend von a pathy server. -<text:span text:style-name="T75">Verpöntes </text:span>Flickenwerk, <text:span text:style-name="T75">dem irgendwann ein kommerzielles Produkt den Wind aus dem Segeln nehmen würde</text:span>.- Viele halbautomatische <text:soft-page-break/>Programsequencen sind mosaikartig zusammengeschustert worden und es wurde aus der Not ein Tugend. So ist es auch für diese<text:span text:style-name="T75">s</text:span> Programm <text:span text:style-name="T75">einmal </text:span>gedacht, <text:span text:style-name="T75">zumal die Zahl der Mosaikstücke groß ist: Sitzt man nicht sein ganzes Leben immer wieder irgendwie stückwerkartig dran? Multipliziert mit einer hohen Zahl von (Developer)-Usern? So etwas zusammen zu bekommen, darin besteht die Kunst.</text:span></text:p>
        </text:list-item>
        <text:list-item>
          <text:p text:style-name="P41"/>
        </text:list-item>
      </text:list>
      <text:p text:style-name="P42"/>
      <text:p text:style-name="P15"><text:span text:style-name="T25">-Dokument im frühen Designstatus: Verbesserungsvorschläge, </text:span><text:span text:style-name="T28">inhaltl</text:span><text:span text:style-name="T30">iche:</text:span><text:span text:style-name="T29"> gewünscht.</text:span></text:p>
      <text:p text:style-name="P40"/>
      <text:p text:style-name="P10">Gez.</text:p>
      <text:p text:style-name="P11">Der Founder</text:p>
      <text:p text:style-name="P11">Der Keynotemanager</text:p>
      <text:p text:style-name="P1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14:21.638178934</meta:creation-date>
    <dc:date>2018-06-23T21:35:22.244453770</dc:date>
    <meta:editing-duration>PT17H39M7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5" meta:paragraph-count="95" meta:word-count="1174" meta:character-count="9387" meta:non-whitespace-character-count="8308"/>
  </office:meta>
</office:document-meta>
</file>